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24F87FE925D9C86.png" manifest:media-type="image/png"/>
  <manifest:file-entry manifest:full-path="Pictures/100002010000055600000300D1BDB5F94185436C.png" manifest:media-type="image/png"/>
  <manifest:file-entry manifest:full-path="Pictures/100002010000055600000300DB4D4826E1128453.png" manifest:media-type="image/png"/>
  <manifest:file-entry manifest:full-path="Pictures/100002010000055600000300749688B2D6AA36E1.png" manifest:media-type="image/png"/>
  <manifest:file-entry manifest:full-path="Pictures/100002010000055600000300110BF021FA8AC1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749688B2D6AA36E1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x="0cm" svg:y="1cm" svg:width="17cm" svg:height="9.557cm" draw:z-index="1"><draw:image xlink:href="Pictures/100002010000055600000300110BF021FA8AC1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3" text:anchor-type="paragraph" svg:x="0cm" svg:y="-1cm" svg:width="17cm" svg:height="9.557cm" draw:z-index="2"><draw:image xlink:href="Pictures/100002010000055600000300D1BDB5F94185436C.png" xlink:type="simple" xlink:show="embed" xlink:actuate="onLoad" loext:mime-type="image/png"/></draw:frame><text:soft-page-break/></text:p>
      <text:p text:style-name="Standard"><draw:frame draw:style-name="fr2" draw:name="Image4" text:anchor-type="paragraph" svg:x="0cm" svg:y="1cm" svg:width="17cm" svg:height="9.557cm" draw:z-index="3"><draw:image xlink:href="Pictures/100002010000055600000300F24F87FE925D9C86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5" text:anchor-type="paragraph" svg:width="17cm" svg:height="9.557cm" draw:z-index="4"><draw:image xlink:href="Pictures/100002010000055600000300DB4D4826E112845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0:57.351419196</meta:creation-date>
    <dc:date>2019-06-17T12:55:11.476072842</dc:date>
    <meta:editing-duration>PT4M14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